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utomatica BRK" svg:font-family="'Automatica BR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604cm" fo:min-width="0.689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afafa" draw:textarea-horizontal-align="justify" draw:textarea-vertical-align="middle" draw:auto-grow-height="false" fo:min-height="0.604cm" fo:min-width="0.68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813709" draw:textarea-horizontal-align="justify" draw:textarea-vertical-align="middle" draw:auto-grow-height="false" fo:min-height="0.604cm" fo:min-width="0.68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b66c" draw:textarea-horizontal-align="justify" draw:textarea-vertical-align="middle" draw:auto-grow-height="false" fo:min-height="0.604cm" fo:min-width="0.68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6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63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writing-mode="lr-tb"/>
      <style:text-properties style:font-name="Automatica BRK" fo:letter-spacing="normal"/>
    </style:style>
    <style:style style:name="P2" style:family="paragraph">
      <loext:graphic-properties draw:fill="none" draw:fill-color="#ffffff"/>
      <style:text-properties fo:color="#ffffff" loext:opacity="100%" style:font-name="Automatica BRK" fo:font-size="11pt" fo:letter-spacing="normal" style:font-size-asian="11pt" style:font-size-complex="11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solid" draw:fill-color="#fafafa"/>
      <style:paragraph-properties fo:text-align="center" style:writing-mode="lr-tb"/>
      <style:text-properties style:font-name="Automatica BRK" fo:letter-spacing="normal"/>
    </style:style>
    <style:style style:name="P5" style:family="paragraph">
      <loext:graphic-properties draw:fill="solid" draw:fill-color="#813709"/>
      <style:paragraph-properties fo:text-align="center" style:writing-mode="lr-tb"/>
      <style:text-properties style:font-name="Automatica BRK" fo:letter-spacing="normal"/>
    </style:style>
    <style:style style:name="P6" style:family="paragraph">
      <loext:graphic-properties draw:fill="solid" draw:fill-color="#ffb66c"/>
      <style:paragraph-properties fo:text-align="center" style:writing-mode="lr-tb"/>
      <style:text-properties style:font-name="Automatica BRK" fo:letter-spacing="normal"/>
    </style:style>
    <style:style style:name="P7" style:family="paragraph">
      <loext:graphic-properties draw:fill="none" draw:fill-color="#ffffff"/>
      <style:text-properties fo:color="#000000" loext:opacity="100%" style:font-name="Automatica BRK" fo:font-size="11pt" fo:letter-spacing="normal" style:font-size-asian="11pt" style:font-size-complex="11pt"/>
    </style:style>
    <style:style style:name="P8" style:family="paragraph">
      <loext:graphic-properties draw:fill-color="#ffffff"/>
    </style:style>
    <style:style style:name="T1" style:family="text">
      <style:text-properties fo:color="#ffffff" loext:opacity="100%" style:font-name="Automatica BRK" fo:font-size="11pt" fo:letter-spacing="normal" style:font-size-asian="11pt" style:font-size-complex="11pt"/>
    </style:style>
    <style:style style:name="T2" style:family="text">
      <style:text-properties fo:color="#81d41a" loext:opacity="100%" style:font-name="Automatica BRK" fo:font-size="11pt" fo:letter-spacing="normal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loext:opacity="100%" style:font-name="Automatica BRK" fo:font-size="11pt" fo:letter-spacing="normal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custom-shape draw:style-name="gr2" draw:text-style-name="P1" draw:layer="layout" svg:width="4.179cm" svg:height="3cm" svg:x="2.74cm" svg:y="3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3.023cm 5.731cm)">
            <draw:text-box>
              <text:p><text:span text:style-name="T1">GP Vienna</text:span><text:span text:style-name="T1"><text:line-break/></text:span><text:span text:style-name="T2"> <text:s/>EBass US 1</text:span></text:p>
            </draw:text-box>
          </draw:frame>
        </draw:g>
        <draw:frame draw:style-name="gr4" draw:text-style-name="P3" draw:layer="layout" svg:width="27.6cm" svg:height="0.645cm" svg:x="1.38cm" svg:y="1cm">
          <draw:text-box>
            <text:p><text:span text:style-name="T3">Streifenhöhe 3 cm, Streifenbreite/Tastenabstand 1,375 cm, Impress Grid dx = 1,38 cm dy = 1 cm, Schriftwinkel atan(3/2/1,38) = 47,39°</text:span></text:p>
          </draw:text-box>
        </draw:frame>
        <draw:g draw:style-name="gr1">
          <draw:custom-shape draw:style-name="gr5" draw:text-style-name="P4" draw:layer="layout" svg:width="4.179cm" svg:height="3cm" svg:x="1.32cm" svg:y="3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.603cm 5.771cm)">
            <draw:text-box>
              <text:p><text:span text:style-name="T4">GP Hamburg</text:span><text:span text:style-name="T1"><text:line-break/></text:span><text:span text:style-name="T2"> <text:s/>Upright Bs</text:span></text:p>
            </draw:text-box>
          </draw:frame>
        </draw:g>
        <draw:g draw:style-name="gr1">
          <draw:custom-shape draw:style-name="gr6" draw:text-style-name="P5" draw:layer="layout" svg:width="4.179cm" svg:height="3cm" svg:x="4.12cm" svg:y="3.005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4.403cm 5.734cm)">
            <draw:text-box>
              <text:p><text:span text:style-name="T1">GP VnnaPad</text:span><text:span text:style-name="T1"><text:line-break/></text:span><text:span text:style-name="T1"> <text:s/></text:span><text:span text:style-name="T2">EBass US 2</text:span></text:p>
            </draw:text-box>
          </draw:frame>
        </draw:g>
        <draw:g draw:style-name="gr1">
          <draw:custom-shape draw:style-name="gr7" draw:text-style-name="P6" draw:layer="layout" svg:width="4.179cm" svg:height="3cm" svg:x="12.403cm" svg:y="3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2.686cm 5.731cm)">
            <draw:text-box>
              <text:p><text:span text:style-name="T4">Rhodes 1</text:span><text:span text:style-name="T4"><text:line-break/></text:span><text:span text:style-name="T2"> <text:s/>Synth Bass</text:span></text:p>
            </draw:text-box>
          </draw:frame>
        </draw:g>
        <draw:g draw:style-name="gr1">
          <draw:custom-shape draw:style-name="gr2" draw:text-style-name="P1" draw:layer="layout" svg:width="4.179cm" svg:height="3cm" svg:x="5.501cm" svg:y="3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5.784cm 5.731cm)">
            <draw:text-box>
              <text:p><text:span text:style-name="T1">GP HambPad</text:span><text:span text:style-name="T1"><text:line-break/></text:span><text:span text:style-name="T2"> <text:s/>EBass Pic 1</text:span></text:p>
            </draw:text-box>
          </draw:frame>
        </draw:g>
        <draw:g draw:style-name="gr1">
          <draw:custom-shape draw:style-name="gr5" draw:text-style-name="P4" draw:layer="layout" svg:width="4.179cm" svg:height="3cm" svg:x="6.921cm" svg:y="3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7.204cm 5.771cm)">
            <draw:text-box>
              <text:p><text:span text:style-name="T4">GP HambStr</text:span><text:span text:style-name="T1"><text:line-break/></text:span><text:span text:style-name="T2"> <text:s/>EBass Pic 2</text:span></text:p>
            </draw:text-box>
          </draw:frame>
        </draw:g>
        <draw:g draw:style-name="gr1">
          <draw:custom-shape draw:style-name="gr5" draw:text-style-name="P4" draw:layer="layout" svg:width="4.179cm" svg:height="3cm" svg:x="9.621cm" svg:y="3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9.904cm 5.771cm)">
            <draw:text-box>
              <text:p><text:span text:style-name="T4">Harpsichord</text:span><text:span text:style-name="T1"><text:line-break/></text:span><text:span text:style-name="T2"> <text:s/>Slap Bs 1</text:span></text:p>
            </draw:text-box>
          </draw:frame>
        </draw:g>
        <draw:g draw:style-name="gr1">
          <draw:custom-shape draw:style-name="gr2" draw:text-style-name="P1" draw:layer="layout" svg:width="4.179cm" svg:height="3cm" svg:x="8.282cm" svg:y="3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8.565cm 5.731cm)">
            <draw:text-box>
              <text:p><text:span text:style-name="T1">GP VnnaStr</text:span><text:span text:style-name="T1"><text:line-break/></text:span><text:span text:style-name="T2"> <text:s/>Fretless Bs</text:span></text:p>
            </draw:text-box>
          </draw:frame>
        </draw:g>
        <draw:g draw:style-name="gr1">
          <draw:custom-shape draw:style-name="gr2" draw:text-style-name="P1" draw:layer="layout" svg:width="4.179cm" svg:height="3cm" svg:x="11.023cm" svg:y="3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1.306cm 5.731cm)">
            <draw:text-box>
              <text:p><text:span text:style-name="T1">Harpsi Oct</text:span><text:span text:style-name="T1"><text:line-break/></text:span><text:span text:style-name="T2"> <text:s/>Slap Bs 2</text:span></text:p>
            </draw:text-box>
          </draw:frame>
        </draw:g>
        <draw:g draw:style-name="gr1">
          <draw:custom-shape draw:style-name="gr2" draw:text-style-name="P1" draw:layer="layout" svg:width="4.179cm" svg:height="3cm" svg:x="13.803cm" svg:y="3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4.086cm 5.731cm)">
            <draw:text-box>
              <text:p><text:span text:style-name="T1">Rhodes Pad</text:span><text:span text:style-name="T1"><text:line-break/></text:span><text:span text:style-name="T2"> <text:s/>JBass soft</text:span></text:p>
            </draw:text-box>
          </draw:frame>
        </draw:g>
        <draw:g draw:style-name="gr1">
          <draw:custom-shape draw:style-name="gr2" draw:text-style-name="P1" draw:layer="layout" svg:width="4.179cm" svg:height="3cm" svg:x="16.543cm" svg:y="3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6.826cm 5.731cm)">
            <draw:text-box>
              <text:p><text:span text:style-name="T1">Rhodes FM</text:span><text:span text:style-name="T1"><text:line-break/></text:span><text:span text:style-name="T2"> <text:s/>MO Bass</text:span></text:p>
            </draw:text-box>
          </draw:frame>
        </draw:g>
        <draw:g draw:style-name="gr1">
          <draw:custom-shape draw:style-name="gr2" draw:text-style-name="P1" draw:layer="layout" svg:width="4.179cm" svg:height="3cm" svg:x="19.303cm" svg:y="3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9.586cm 5.731cm)">
            <draw:text-box>
              <text:p><text:span text:style-name="T1">FM Pno MKS</text:span><text:span text:style-name="T1"><text:line-break/></text:span><text:span text:style-name="T2"> <text:s/>XBass 2</text:span></text:p>
            </draw:text-box>
          </draw:frame>
        </draw:g>
        <draw:g draw:style-name="gr1">
          <draw:custom-shape draw:style-name="gr5" draw:text-style-name="P4" draw:layer="layout" svg:width="4.179cm" svg:height="3cm" svg:x="15.142cm" svg:y="3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5.425cm 5.751cm)">
            <draw:text-box>
              <text:p><text:span text:style-name="T4">Rhodes 2</text:span><text:span text:style-name="T1"><text:line-break/></text:span><text:span text:style-name="T2"> <text:s/>CSBass</text:span></text:p>
            </draw:text-box>
          </draw:frame>
        </draw:g>
        <draw:g draw:style-name="gr1">
          <draw:custom-shape draw:style-name="gr5" draw:text-style-name="P4" draw:layer="layout" svg:width="4.179cm" svg:height="3cm" svg:x="17.922cm" svg:y="3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8.205cm 5.751cm)">
            <draw:text-box>
              <text:p><text:span text:style-name="T4">Wurlitzer</text:span><text:span text:style-name="T1"><text:line-break/></text:span><text:span text:style-name="T2"> <text:s/>XBass 1</text:span></text:p>
            </draw:text-box>
          </draw:frame>
        </draw:g>
        <draw:g draw:style-name="gr1">
          <draw:custom-shape draw:style-name="gr6" draw:text-style-name="P5" draw:layer="layout" svg:width="4.179cm" svg:height="3cm" svg:x="20.701cm" svg:y="3.005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20.984cm 5.734cm)">
            <draw:text-box>
              <text:p><text:span text:style-name="T1"><text:s/></text:span><text:span text:style-name="T1">V3 Bella Pno</text:span></text:p>
            </draw:text-box>
          </draw:frame>
        </draw:g>
        <draw:g draw:style-name="gr1">
          <draw:custom-shape draw:style-name="gr7" draw:text-style-name="P6" draw:layer="layout" svg:width="4.179cm" svg:height="3cm" svg:x="12.403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12.686cm 11.731cm)">
            <draw:text-box>
              <text:p><text:span text:style-name="T4"><text:s/></text:span><text:span text:style-name="T4">Harp</text:span></text:p>
            </draw:text-box>
          </draw:frame>
        </draw:g>
        <draw:g draw:style-name="gr1">
          <draw:custom-shape draw:style-name="gr5" draw:text-style-name="P4" draw:layer="layout" svg:width="4.179cm" svg:height="3cm" svg:x="6.9cm" svg:y="9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7.183cm 11.771cm)">
            <draw:text-box>
              <text:p><text:span text:style-name="T4">Nylon</text:span></text:p>
              <text:p><text:span text:style-name="T4"><text:s text:c="2"/></text:span><text:span text:style-name="T4">Guitar</text:span></text:p>
            </draw:text-box>
          </draw:frame>
        </draw:g>
        <draw:g draw:style-name="gr1">
          <draw:custom-shape draw:style-name="gr5" draw:text-style-name="P4" draw:layer="layout" svg:width="4.179cm" svg:height="3cm" svg:x="9.621cm" svg:y="9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9.904cm 11.771cm)">
            <draw:text-box>
              <text:p><text:span text:style-name="T4">Steel</text:span></text:p>
              <text:p><text:span text:style-name="T4"><text:s text:c="2"/></text:span><text:span text:style-name="T4">Guitar</text:span></text:p>
            </draw:text-box>
          </draw:frame>
        </draw:g>
        <draw:g draw:style-name="gr1">
          <draw:custom-shape draw:style-name="gr2" draw:text-style-name="P1" draw:layer="layout" svg:width="4.179cm" svg:height="3cm" svg:x="8.282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8.565cm 11.731cm)">
            <draw:text-box>
              <text:p><text:span text:style-name="T1">Soft</text:span></text:p>
              <text:p><text:span text:style-name="T1"><text:s text:c="2"/></text:span><text:span text:style-name="T1">Guitar</text:span></text:p>
            </draw:text-box>
          </draw:frame>
        </draw:g>
        <draw:g draw:style-name="gr1">
          <draw:custom-shape draw:style-name="gr2" draw:text-style-name="P1" draw:layer="layout" svg:width="4.179cm" svg:height="3cm" svg:x="11.023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1.306cm 11.731cm)">
            <draw:text-box>
              <text:p><text:span text:style-name="T1">Soft Steel</text:span><text:span text:style-name="T1"><text:line-break/></text:span><text:span text:style-name="T1"> <text:s/>Guitar</text:span></text:p>
            </draw:text-box>
          </draw:frame>
        </draw:g>
        <draw:g draw:style-name="gr1">
          <draw:custom-shape draw:style-name="gr2" draw:text-style-name="P1" draw:layer="layout" svg:width="4.179cm" svg:height="3cm" svg:x="13.803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1">
          <draw:custom-shape draw:style-name="gr2" draw:text-style-name="P1" draw:layer="layout" svg:width="4.179cm" svg:height="3cm" svg:x="16.535cm" svg:y="9.003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16.818cm 11.732cm)">
            <draw:text-box>
              <text:p><text:span text:style-name="T1"><text:s/></text:span><text:span text:style-name="T1">Jazz Drums</text:span></text:p>
            </draw:text-box>
          </draw:frame>
        </draw:g>
        <draw:g draw:style-name="gr1">
          <draw:custom-shape draw:style-name="gr2" draw:text-style-name="P1" draw:layer="layout" svg:width="4.179cm" svg:height="3cm" svg:x="19.303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19.586cm 11.731cm)">
            <draw:text-box>
              <text:p><text:span text:style-name="T1"><text:s/></text:span><text:span text:style-name="T1">Voice Kit</text:span></text:p>
            </draw:text-box>
          </draw:frame>
        </draw:g>
        <draw:g draw:style-name="gr1">
          <draw:custom-shape draw:style-name="gr5" draw:text-style-name="P4" draw:layer="layout" svg:width="4.179cm" svg:height="3cm" svg:x="15.142cm" svg:y="9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7" draw:layer="layout" svg:width="4.988cm" svg:height="1.013cm" draw:transform="rotate (0.827111532520113) translate (15.425cm 11.751cm)">
            <draw:text-box>
              <text:p><text:span text:style-name="T4"><text:s/></text:span><text:span text:style-name="T4">Pop Drums</text:span></text:p>
            </draw:text-box>
          </draw:frame>
        </draw:g>
        <draw:g draw:style-name="gr1">
          <draw:custom-shape draw:style-name="gr5" draw:text-style-name="P4" draw:layer="layout" svg:width="4.179cm" svg:height="3cm" svg:x="17.922cm" svg:y="9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9" draw:text-style-name="P2" draw:layer="layout" svg:width="4.988cm" svg:height="1.013cm" draw:transform="rotate (0.827111532520113) translate (18.205cm 11.751cm)">
            <draw:text-box>
              <text:p><text:span text:style-name="T4">Orchester</text:span></text:p>
              <text:p><text:span text:style-name="T4"><text:s text:c="2"/></text:span><text:span text:style-name="T4">Percussion</text:span></text:p>
            </draw:text-box>
          </draw:frame>
        </draw:g>
        <draw:g draw:style-name="gr1">
          <draw:custom-shape draw:style-name="gr2" draw:text-style-name="P1" draw:layer="layout" svg:width="4.179cm" svg:height="3cm" svg:x="2.72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3.003cm 18.731cm)">
            <draw:text-box>
              <text:p><text:span text:style-name="T1"><text:s/></text:span><text:span text:style-name="T1">All Cried</text:span></text:p>
              <text:p><text:span text:style-name="T1"><text:s text:c="2"/></text:span><text:span text:style-name="T1">Out</text:span></text:p>
            </draw:text-box>
          </draw:frame>
        </draw:g>
        <draw:g draw:style-name="gr1">
          <draw:custom-shape draw:style-name="gr5" draw:text-style-name="P4" draw:layer="layout" svg:width="4.179cm" svg:height="3cm" svg:x="1.32cm" svg:y="16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.603cm 18.771cm)">
            <draw:text-box>
              <text:p><text:span text:style-name="T4">Ain’t No</text:span></text:p>
              <text:p><text:span text:style-name="T4"><text:s text:c="2"/></text:span><text:span text:style-name="T4">Sunshine</text:span></text:p>
            </draw:text-box>
          </draw:frame>
        </draw:g>
        <draw:g draw:style-name="gr1">
          <draw:custom-shape draw:style-name="gr6" draw:text-style-name="P5" draw:layer="layout" svg:width="4.179cm" svg:height="3cm" svg:x="4.12cm" svg:y="16.005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4.403cm 18.734cm)">
            <draw:text-box>
              <text:p><text:span text:style-name="T1">Bedingungs</text:span></text:p>
              <text:p><text:span text:style-name="T1"><text:s text:c="2"/></text:span><text:span text:style-name="T1">los</text:span></text:p>
            </draw:text-box>
          </draw:frame>
        </draw:g>
        <draw:g draw:style-name="gr1">
          <draw:custom-shape draw:style-name="gr7" draw:text-style-name="P6" draw:layer="layout" svg:width="4.179cm" svg:height="3cm" svg:x="12.403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2.686cm 18.731cm)">
            <draw:text-box>
              <text:p><text:span text:style-name="T4">Me And</text:span></text:p>
              <text:p><text:span text:style-name="T4"><text:s text:c="2"/></text:span><text:span text:style-name="T4">Bobby McG</text:span></text:p>
            </draw:text-box>
          </draw:frame>
        </draw:g>
        <draw:g draw:style-name="gr1">
          <draw:custom-shape draw:style-name="gr2" draw:text-style-name="P1" draw:layer="layout" svg:width="4.179cm" svg:height="3cm" svg:x="5.501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5.784cm 18.731cm)">
            <draw:text-box>
              <text:p><text:span text:style-name="T1">Catch The</text:span></text:p>
              <text:p><text:span text:style-name="T1"><text:s text:c="2"/></text:span><text:span text:style-name="T1">Rainbow</text:span></text:p>
            </draw:text-box>
          </draw:frame>
        </draw:g>
        <draw:g draw:style-name="gr1">
          <draw:custom-shape draw:style-name="gr5" draw:text-style-name="P4" draw:layer="layout" svg:width="4.179cm" svg:height="3cm" svg:x="6.921cm" svg:y="16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7.204cm 18.771cm)">
            <draw:text-box>
              <text:p><text:span text:style-name="T4">Don’t Pay</text:span></text:p>
              <text:p><text:span text:style-name="T4"><text:s text:c="2"/></text:span><text:span text:style-name="T4">The Ferrym.</text:span></text:p>
            </draw:text-box>
          </draw:frame>
        </draw:g>
        <draw:g draw:style-name="gr1">
          <draw:custom-shape draw:style-name="gr5" draw:text-style-name="P4" draw:layer="layout" svg:width="4.179cm" svg:height="3cm" svg:x="9.621cm" svg:y="16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9.904cm 18.771cm)">
            <draw:text-box>
              <text:p><text:span text:style-name="T4"><text:s/></text:span><text:span text:style-name="T4">Let It Rain</text:span></text:p>
            </draw:text-box>
          </draw:frame>
        </draw:g>
        <draw:g draw:style-name="gr1">
          <draw:custom-shape draw:style-name="gr2" draw:text-style-name="P1" draw:layer="layout" svg:width="4.179cm" svg:height="3cm" svg:x="8.282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8.565cm 18.731cm)">
            <draw:text-box>
              <text:p><text:span text:style-name="T1">Don’t You</text:span></text:p>
              <text:p><text:span text:style-name="T1"><text:s text:c="2"/></text:span><text:span text:style-name="T1">Need</text:span></text:p>
            </draw:text-box>
          </draw:frame>
        </draw:g>
        <draw:g draw:style-name="gr1">
          <draw:custom-shape draw:style-name="gr2" draw:text-style-name="P1" draw:layer="layout" svg:width="4.179cm" svg:height="3cm" svg:x="11.023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1.306cm 18.731cm)">
            <draw:text-box>
              <text:p><text:span text:style-name="T1">Ich will</text:span></text:p>
              <text:p><text:span text:style-name="T1"><text:s text:c="2"/></text:span><text:span text:style-name="T1">keine Sch.</text:span></text:p>
            </draw:text-box>
          </draw:frame>
        </draw:g>
        <draw:g draw:style-name="gr1">
          <draw:custom-shape draw:style-name="gr2" draw:text-style-name="P1" draw:layer="layout" svg:width="4.179cm" svg:height="3cm" svg:x="13.803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14.086cm 18.731cm)">
            <draw:text-box>
              <text:p><text:span text:style-name="T1"><text:s/></text:span><text:span text:style-name="T1">Nie genug</text:span></text:p>
            </draw:text-box>
          </draw:frame>
        </draw:g>
        <draw:g draw:style-name="gr1">
          <draw:custom-shape draw:style-name="gr2" draw:text-style-name="P1" draw:layer="layout" svg:width="4.179cm" svg:height="3cm" svg:x="16.543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6.826cm 18.731cm)">
            <draw:text-box>
              <text:p><text:span text:style-name="T1">Rolling In</text:span></text:p>
              <text:p><text:span text:style-name="T1"><text:s text:c="2"/></text:span><text:span text:style-name="T1">The Deep</text:span></text:p>
            </draw:text-box>
          </draw:frame>
        </draw:g>
        <draw:g draw:style-name="gr1">
          <draw:custom-shape draw:style-name="gr2" draw:text-style-name="P1" draw:layer="layout" svg:width="4.179cm" svg:height="3cm" svg:x="19.303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9.586cm 18.731cm)">
            <draw:text-box>
              <text:p><text:span text:style-name="T1">That Ole</text:span></text:p>
              <text:p><text:span text:style-name="T1"><text:s text:c="2"/></text:span><text:span text:style-name="T1">Devil</text:span></text:p>
            </draw:text-box>
          </draw:frame>
        </draw:g>
        <draw:g draw:style-name="gr1">
          <draw:custom-shape draw:style-name="gr5" draw:text-style-name="P4" draw:layer="layout" svg:width="4.179cm" svg:height="3cm" svg:x="15.142cm" svg:y="16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5.425cm 18.751cm)">
            <draw:text-box>
              <text:p><text:span text:style-name="T4">Ride Like</text:span></text:p>
              <text:p><text:span text:style-name="T4"><text:s text:c="2"/></text:span><text:span text:style-name="T4">The Wind</text:span></text:p>
            </draw:text-box>
          </draw:frame>
        </draw:g>
        <draw:g draw:style-name="gr1">
          <draw:custom-shape draw:style-name="gr5" draw:text-style-name="P4" draw:layer="layout" svg:width="4.179cm" svg:height="3cm" svg:x="17.922cm" svg:y="16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18.205cm 18.751cm)">
            <draw:text-box>
              <text:p><text:span text:style-name="T4">Summer</text:span></text:p>
              <text:p><text:span text:style-name="T4"><text:s text:c="2"/></text:span><text:span text:style-name="T4">Dreaming</text:span></text:p>
            </draw:text-box>
          </draw:frame>
        </draw:g>
        <draw:g draw:style-name="gr1">
          <draw:custom-shape draw:style-name="gr6" draw:text-style-name="P5" draw:layer="layout" svg:width="4.179cm" svg:height="3cm" svg:x="20.701cm" svg:y="16.005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20.984cm 18.734cm)">
            <draw:text-box>
              <text:p><text:span text:style-name="T1">This Is</text:span></text:p>
              <text:p><text:span text:style-name="T1"><text:s text:c="2"/></text:span><text:span text:style-name="T1">The Life</text:span></text:p>
            </draw:text-box>
          </draw:frame>
        </draw:g>
        <draw:g draw:style-name="gr1">
          <draw:custom-shape draw:style-name="gr5" draw:text-style-name="P4" draw:layer="layout" svg:width="4.179cm" svg:height="3cm" svg:x="23.423cm" svg:y="16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4.988cm" svg:height="1.013cm" draw:transform="rotate (0.827111532520113) translate (23.706cm 18.751cm)">
            <draw:text-box>
              <text:p><text:span text:style-name="T4">Underneath</text:span></text:p>
              <text:p><text:span text:style-name="T4"><text:s text:c="2"/></text:span><text:span text:style-name="T4">Your Clths</text:span></text:p>
            </draw:text-box>
          </draw:frame>
        </draw:g>
        <draw:g draw:style-name="gr1">
          <draw:custom-shape draw:style-name="gr2" draw:text-style-name="P1" draw:layer="layout" svg:width="4.179cm" svg:height="3cm" svg:x="22.104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22.387cm 18.731cm)">
            <draw:text-box>
              <text:p><text:span text:style-name="T1">This</text:span></text:p>
              <text:p><text:span text:style-name="T1"><text:s text:c="2"/></text:span><text:span text:style-name="T1">Masquerade</text:span></text:p>
            </draw:text-box>
          </draw:frame>
        </draw:g>
        <draw:g draw:style-name="gr1">
          <draw:custom-shape draw:style-name="gr2" draw:text-style-name="P1" draw:layer="layout" svg:width="4.179cm" svg:height="3cm" svg:x="24.805cm" svg:y="16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4.988cm" svg:height="1.013cm" draw:transform="rotate (0.827111532520113) translate (25.088cm 18.731cm)">
            <draw:text-box>
              <text:p><text:span text:style-name="T1"><text:s/></text:span><text:span text:style-name="T1">Ain’t Nobody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utomatica BRK" svg:font-family="'Automatica BR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1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8cm" svg:height="3.504cm" svg:x="1.483cm" svg:y="0.834cm" presentation:class="title" presentation:placeholder="true">
        <draw:text-box/>
      </draw:frame>
      <draw:frame presentation:style-name="Default-outline1" draw:layer="backgroundobjects" svg:width="26.728cm" svg:height="12.178cm" svg:x="1.483cm" svg:y="4.91cm" presentation:class="outline" presentation:placeholder="true">
        <draw:text-box/>
      </draw:frame>
      <draw:frame presentation:style-name="Mpr1" draw:text-style-name="MP2" draw:layer="backgroundobjects" svg:width="6.919cm" svg:height="1.447cm" svg:x="1.483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3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1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09:49:59.821022354</dc:date>
    <meta:editing-duration>PT1H3M10S</meta:editing-duration>
    <meta:editing-cycles>18</meta:editing-cycles>
    <meta:generator>LibreOffice/24.2.6.2$Linux_X86_64 LibreOffice_project/420$Build-2</meta:generator>
    <meta:print-date>2024-12-08T09:44:55.627758041</meta:print-date>
    <meta:document-statistic meta:object-count="152"/>
  </office:meta>
</office:document-meta>
</file>